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enerateGraph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45.697" calcext:value-type="float">
            <text:p>45,697</text:p>
          </table:table-cell>
          <table:table-cell office:value-type="float" office:value="6305.453" calcext:value-type="float">
            <text:p>6305,453</text:p>
          </table:table-cell>
          <table:table-cell office:value-type="float" office:value="90.289" calcext:value-type="float">
            <text:p>90,289</text:p>
          </table:table-cell>
          <table:table-cell office:value-type="float" office:value="3341.975" calcext:value-type="float">
            <text:p>3341,975</text:p>
          </table:table-cell>
          <table:table-cell office:value-type="float" office:value="5.52" calcext:value-type="float">
            <text:p>5,52</text:p>
          </table:table-cell>
          <table:table-cell office:value-type="float" office:value="0" calcext:value-type="float">
            <text:p>0</text:p>
          </table:table-cell>
          <table:table-cell office:value-type="float" office:value="9830.32" calcext:value-type="float">
            <text:p>9830,32</text:p>
          </table:table-cell>
          <table:table-cell office:value-type="float" office:value="653" calcext:value-type="float">
            <text:p>653</text:p>
          </table:table-cell>
          <table:table-cell office:value-type="float" office:value="5164" calcext:value-type="float">
            <text:p>5164</text:p>
          </table:table-cell>
          <table:table-cell office:value-type="float" office:value="7096" calcext:value-type="float">
            <text:p>7096</text:p>
          </table:table-cell>
          <table:table-cell office:value-type="float" office:value="20629" calcext:value-type="float">
            <text:p>20629</text:p>
          </table:table-cell>
          <table:table-cell office:value-type="float" office:value="858" calcext:value-type="float">
            <text:p>858</text:p>
          </table:table-cell>
          <table:table-cell office:value-type="float" office:value="11152" calcext:value-type="float">
            <text:p>11152</text:p>
          </table:table-cell>
          <table:table-cell office:value-type="float" office:value="426" calcext:value-type="float">
            <text:p>426</text:p>
          </table:table-cell>
          <table:table-cell office:value-type="float" office:value="22337" calcext:value-type="float">
            <text:p>22337</text:p>
          </table:table-cell>
          <table:table-cell office:value-type="float" office:value="7768" calcext:value-type="float">
            <text:p>7768</text:p>
          </table:table-cell>
          <table:table-cell office:value-type="float" office:value="16812" calcext:value-type="float">
            <text:p>16812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office:value-type="float" office:value="70.295" calcext:value-type="float">
            <text:p>70,295</text:p>
          </table:table-cell>
          <table:table-cell office:value-type="float" office:value="6286.707" calcext:value-type="float">
            <text:p>6286,707</text:p>
          </table:table-cell>
          <table:table-cell office:value-type="float" office:value="81.937" calcext:value-type="float">
            <text:p>81,937</text:p>
          </table:table-cell>
          <table:table-cell office:value-type="float" office:value="3567.439" calcext:value-type="float">
            <text:p>3567,439</text:p>
          </table:table-cell>
          <table:table-cell office:value-type="float" office:value="5.099" calcext:value-type="float">
            <text:p>5,099</text:p>
          </table:table-cell>
          <table:table-cell office:value-type="float" office:value="1" calcext:value-type="float">
            <text:p>1</text:p>
          </table:table-cell>
          <table:table-cell office:value-type="float" office:value="10052.374" calcext:value-type="float">
            <text:p>10052,374</text:p>
          </table:table-cell>
          <table:table-cell office:value-type="float" office:value="653" calcext:value-type="float">
            <text:p>653</text:p>
          </table:table-cell>
          <table:table-cell office:value-type="float" office:value="5164" calcext:value-type="float">
            <text:p>5164</text:p>
          </table:table-cell>
          <table:table-cell office:value-type="float" office:value="7096" calcext:value-type="float">
            <text:p>7096</text:p>
          </table:table-cell>
          <table:table-cell office:value-type="float" office:value="20629" calcext:value-type="float">
            <text:p>20629</text:p>
          </table:table-cell>
          <table:table-cell office:value-type="float" office:value="858" calcext:value-type="float">
            <text:p>858</text:p>
          </table:table-cell>
          <table:table-cell office:value-type="float" office:value="11152" calcext:value-type="float">
            <text:p>11152</text:p>
          </table:table-cell>
          <table:table-cell office:value-type="float" office:value="426" calcext:value-type="float">
            <text:p>426</text:p>
          </table:table-cell>
          <table:table-cell office:value-type="float" office:value="22337" calcext:value-type="float">
            <text:p>22337</text:p>
          </table:table-cell>
          <table:table-cell office:value-type="float" office:value="7768" calcext:value-type="float">
            <text:p>7768</text:p>
          </table:table-cell>
          <table:table-cell office:value-type="float" office:value="16812" calcext:value-type="float">
            <text:p>16812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office:value-type="float" office:value="47.616" calcext:value-type="float">
            <text:p>47,616</text:p>
          </table:table-cell>
          <table:table-cell office:value-type="float" office:value="6317.049" calcext:value-type="float">
            <text:p>6317,049</text:p>
          </table:table-cell>
          <table:table-cell office:value-type="float" office:value="87.605" calcext:value-type="float">
            <text:p>87,605</text:p>
          </table:table-cell>
          <table:table-cell office:value-type="float" office:value="3281.737" calcext:value-type="float">
            <text:p>3281,737</text:p>
          </table:table-cell>
          <table:table-cell office:value-type="float" office:value="5.662" calcext:value-type="float">
            <text:p>5,662</text:p>
          </table:table-cell>
          <table:table-cell office:value-type="float" office:value="2" calcext:value-type="float">
            <text:p>2</text:p>
          </table:table-cell>
          <table:table-cell office:value-type="float" office:value="9781.813" calcext:value-type="float">
            <text:p>9781,813</text:p>
          </table:table-cell>
          <table:table-cell office:value-type="float" office:value="653" calcext:value-type="float">
            <text:p>653</text:p>
          </table:table-cell>
          <table:table-cell office:value-type="float" office:value="5164" calcext:value-type="float">
            <text:p>5164</text:p>
          </table:table-cell>
          <table:table-cell office:value-type="float" office:value="7096" calcext:value-type="float">
            <text:p>7096</text:p>
          </table:table-cell>
          <table:table-cell office:value-type="float" office:value="20629" calcext:value-type="float">
            <text:p>20629</text:p>
          </table:table-cell>
          <table:table-cell office:value-type="float" office:value="858" calcext:value-type="float">
            <text:p>858</text:p>
          </table:table-cell>
          <table:table-cell office:value-type="float" office:value="11152" calcext:value-type="float">
            <text:p>11152</text:p>
          </table:table-cell>
          <table:table-cell office:value-type="float" office:value="426" calcext:value-type="float">
            <text:p>426</text:p>
          </table:table-cell>
          <table:table-cell office:value-type="float" office:value="22337" calcext:value-type="float">
            <text:p>22337</text:p>
          </table:table-cell>
          <table:table-cell office:value-type="float" office:value="7768" calcext:value-type="float">
            <text:p>7768</text:p>
          </table:table-cell>
          <table:table-cell office:value-type="float" office:value="16812" calcext:value-type="float">
            <text:p>16812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office:value-type="float" office:value="58.006" calcext:value-type="float">
            <text:p>58,006</text:p>
          </table:table-cell>
          <table:table-cell office:value-type="float" office:value="6161.319" calcext:value-type="float">
            <text:p>6161,319</text:p>
          </table:table-cell>
          <table:table-cell office:value-type="float" office:value="86.75" calcext:value-type="float">
            <text:p>86,75</text:p>
          </table:table-cell>
          <table:table-cell office:value-type="float" office:value="3301.709" calcext:value-type="float">
            <text:p>3301,709</text:p>
          </table:table-cell>
          <table:table-cell office:value-type="float" office:value="4.966" calcext:value-type="float">
            <text:p>4,966</text:p>
          </table:table-cell>
          <table:table-cell office:value-type="float" office:value="3" calcext:value-type="float">
            <text:p>3</text:p>
          </table:table-cell>
          <table:table-cell office:value-type="float" office:value="9647.122" calcext:value-type="float">
            <text:p>9647,122</text:p>
          </table:table-cell>
          <table:table-cell office:value-type="float" office:value="653" calcext:value-type="float">
            <text:p>653</text:p>
          </table:table-cell>
          <table:table-cell office:value-type="float" office:value="5164" calcext:value-type="float">
            <text:p>5164</text:p>
          </table:table-cell>
          <table:table-cell office:value-type="float" office:value="7096" calcext:value-type="float">
            <text:p>7096</text:p>
          </table:table-cell>
          <table:table-cell office:value-type="float" office:value="20629" calcext:value-type="float">
            <text:p>20629</text:p>
          </table:table-cell>
          <table:table-cell office:value-type="float" office:value="858" calcext:value-type="float">
            <text:p>858</text:p>
          </table:table-cell>
          <table:table-cell office:value-type="float" office:value="11152" calcext:value-type="float">
            <text:p>11152</text:p>
          </table:table-cell>
          <table:table-cell office:value-type="float" office:value="426" calcext:value-type="float">
            <text:p>426</text:p>
          </table:table-cell>
          <table:table-cell office:value-type="float" office:value="22337" calcext:value-type="float">
            <text:p>22337</text:p>
          </table:table-cell>
          <table:table-cell office:value-type="float" office:value="7768" calcext:value-type="float">
            <text:p>7768</text:p>
          </table:table-cell>
          <table:table-cell office:value-type="float" office:value="16812" calcext:value-type="float">
            <text:p>16812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office:value-type="float" office:value="44.222" calcext:value-type="float">
            <text:p>44,222</text:p>
          </table:table-cell>
          <table:table-cell office:value-type="float" office:value="6279.124" calcext:value-type="float">
            <text:p>6279,124</text:p>
          </table:table-cell>
          <table:table-cell office:value-type="float" office:value="86.278" calcext:value-type="float">
            <text:p>86,278</text:p>
          </table:table-cell>
          <table:table-cell office:value-type="float" office:value="3279.803" calcext:value-type="float">
            <text:p>3279,803</text:p>
          </table:table-cell>
          <table:table-cell office:value-type="float" office:value="5.462" calcext:value-type="float">
            <text:p>5,462</text:p>
          </table:table-cell>
          <table:table-cell office:value-type="float" office:value="4" calcext:value-type="float">
            <text:p>4</text:p>
          </table:table-cell>
          <table:table-cell office:value-type="float" office:value="9727.938" calcext:value-type="float">
            <text:p>9727,938</text:p>
          </table:table-cell>
          <table:table-cell office:value-type="float" office:value="653" calcext:value-type="float">
            <text:p>653</text:p>
          </table:table-cell>
          <table:table-cell office:value-type="float" office:value="5164" calcext:value-type="float">
            <text:p>5164</text:p>
          </table:table-cell>
          <table:table-cell office:value-type="float" office:value="7096" calcext:value-type="float">
            <text:p>7096</text:p>
          </table:table-cell>
          <table:table-cell office:value-type="float" office:value="20629" calcext:value-type="float">
            <text:p>20629</text:p>
          </table:table-cell>
          <table:table-cell office:value-type="float" office:value="858" calcext:value-type="float">
            <text:p>858</text:p>
          </table:table-cell>
          <table:table-cell office:value-type="float" office:value="11152" calcext:value-type="float">
            <text:p>11152</text:p>
          </table:table-cell>
          <table:table-cell office:value-type="float" office:value="426" calcext:value-type="float">
            <text:p>426</text:p>
          </table:table-cell>
          <table:table-cell office:value-type="float" office:value="22337" calcext:value-type="float">
            <text:p>22337</text:p>
          </table:table-cell>
          <table:table-cell office:value-type="float" office:value="7768" calcext:value-type="float">
            <text:p>7768</text:p>
          </table:table-cell>
          <table:table-cell office:value-type="float" office:value="16812" calcext:value-type="float">
            <text:p>16812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table:formula="of:=AVERAGE([.A2:.A6])" office:value-type="float" office:value="53.1672" calcext:value-type="float">
            <text:p>53,1672</text:p>
          </table:table-cell>
          <table:table-cell table:formula="of:=AVERAGE([.B2:.B6])" office:value-type="float" office:value="6269.9304" calcext:value-type="float">
            <text:p>6269,9304</text:p>
          </table:table-cell>
          <table:table-cell table:formula="of:=AVERAGE([.C2:.C6])" office:value-type="float" office:value="86.5718" calcext:value-type="float">
            <text:p>86,5718</text:p>
          </table:table-cell>
          <table:table-cell table:formula="of:=AVERAGE([.D2:.D6])" office:value-type="float" office:value="3354.5326" calcext:value-type="float">
            <text:p>3354,5326</text:p>
          </table:table-cell>
          <table:table-cell table:formula="of:=AVERAGE([.E2:.E6])" office:value-type="float" office:value="5.3418" calcext:value-type="float">
            <text:p>5,3418</text:p>
          </table:table-cell>
          <table:table-cell table:formula="of:=AVERAGE([.F2:.F6])" office:value-type="float" office:value="2" calcext:value-type="float">
            <text:p>2</text:p>
          </table:table-cell>
          <table:table-cell table:formula="of:=AVERAGE([.G2:.G6])" office:value-type="float" office:value="9807.9134" calcext:value-type="float">
            <text:p>9807,9134</text:p>
          </table:table-cell>
          <table:table-cell table:number-columns-repeated="11"/>
        </table:table-row>
        <table:table-row table:style-name="ro1">
          <table:table-cell table:style-name="ce1" table:formula="of:=[.A7]/[.$G7]" office:value-type="percentage" office:value="0.00542084721098781" calcext:value-type="percentage">
            <text:p>0,54 %</text:p>
          </table:table-cell>
          <table:table-cell table:style-name="ce1" table:formula="of:=[.B7]/[.$G7]" office:value-type="percentage" office:value="0.63927261021697" calcext:value-type="percentage">
            <text:p>63,93 %</text:p>
          </table:table-cell>
          <table:table-cell table:style-name="ce1" table:formula="of:=[.C7]/[.$G7]" office:value-type="percentage" office:value="0.00882672964873446" calcext:value-type="percentage">
            <text:p>0,88 %</text:p>
          </table:table-cell>
          <table:table-cell table:style-name="ce1" table:formula="of:=[.D7]/[.$G7]" office:value-type="percentage" office:value="0.342023064763194" calcext:value-type="percentage">
            <text:p>34,20 %</text:p>
          </table:table-cell>
          <table:table-cell table:style-name="ce1" table:formula="of:=[.E7]/[.$G7]" office:value-type="percentage" office:value="0.000544641839924892" calcext:value-type="percentage">
            <text:p>0,05 %</text:p>
          </table:table-cell>
          <table:table-cell table:style-name="ce1" table:formula="of:=[.F7]/[.$G7]" office:value-type="percentage" office:value="0.000203916971779135" calcext:value-type="percentage">
            <text:p>0,02 %</text:p>
          </table:table-cell>
          <table:table-cell table:style-name="ce1" table:formula="of:=[.G7]/[.$G7]" office:value-type="percentage" office:value="1" calcext:value-type="percentage">
            <text:p>100,00 %</text:p>
          </table:table-cell>
          <table:table-cell table:style-name="ce1" table:formula="of:=[.B8]+[.D8]" office:value-type="percentage" office:value="0.981295674980165" calcext:value-type="percentage">
            <text:p>98,13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116.751" calcext:value-type="float">
            <text:p>116,751</text:p>
          </table:table-cell>
          <table:table-cell office:value-type="float" office:value="34316.05" calcext:value-type="float">
            <text:p>34316,05</text:p>
          </table:table-cell>
          <table:table-cell office:value-type="float" office:value="237.226" calcext:value-type="float">
            <text:p>237,226</text:p>
          </table:table-cell>
          <table:table-cell office:value-type="float" office:value="19697.745" calcext:value-type="float">
            <text:p>19697,745</text:p>
          </table:table-cell>
          <table:table-cell office:value-type="float" office:value="18.467" calcext:value-type="float">
            <text:p>18,467</text:p>
          </table:table-cell>
          <table:table-cell office:value-type="float" office:value="0" calcext:value-type="float">
            <text:p>0</text:p>
          </table:table-cell>
          <table:table-cell office:value-type="float" office:value="54514.85" calcext:value-type="float">
            <text:p>54514,85</text:p>
          </table:table-cell>
          <table:table-cell office:value-type="float" office:value="1683" calcext:value-type="float">
            <text:p>1683</text:p>
          </table:table-cell>
          <table:table-cell office:value-type="float" office:value="12854" calcext:value-type="float">
            <text:p>12854</text:p>
          </table:table-cell>
          <table:table-cell office:value-type="float" office:value="17894" calcext:value-type="float">
            <text:p>17894</text:p>
          </table:table-cell>
          <table:table-cell office:value-type="float" office:value="51407" calcext:value-type="float">
            <text:p>51407</text:p>
          </table:table-cell>
          <table:table-cell office:value-type="float" office:value="2875" calcext:value-type="float">
            <text:p>2875</text:p>
          </table:table-cell>
          <table:table-cell office:value-type="float" office:value="41288" calcext:value-type="float">
            <text:p>41288</text:p>
          </table:table-cell>
          <table:table-cell office:value-type="float" office:value="1351" calcext:value-type="float">
            <text:p>1351</text:p>
          </table:table-cell>
          <table:table-cell office:value-type="float" office:value="82889" calcext:value-type="float">
            <text:p>82889</text:p>
          </table:table-cell>
          <table:table-cell office:value-type="float" office:value="21254" calcext:value-type="float">
            <text:p>21254</text:p>
          </table:table-cell>
          <table:table-cell office:value-type="float" office:value="44464" calcext:value-type="float">
            <text:p>44464</text:p>
          </table:table-cell>
          <table:table-cell office:value-type="float" office:value="151444" calcext:value-type="float">
            <text:p>151444</text:p>
          </table:table-cell>
        </table:table-row>
        <table:table-row table:style-name="ro1">
          <table:table-cell office:value-type="float" office:value="115.947" calcext:value-type="float">
            <text:p>115,947</text:p>
          </table:table-cell>
          <table:table-cell office:value-type="float" office:value="34272.415" calcext:value-type="float">
            <text:p>34272,415</text:p>
          </table:table-cell>
          <table:table-cell office:value-type="float" office:value="240.911" calcext:value-type="float">
            <text:p>240,911</text:p>
          </table:table-cell>
          <table:table-cell office:value-type="float" office:value="20049.169" calcext:value-type="float">
            <text:p>20049,169</text:p>
          </table:table-cell>
          <table:table-cell office:value-type="float" office:value="18.626" calcext:value-type="float">
            <text:p>18,626</text:p>
          </table:table-cell>
          <table:table-cell office:value-type="float" office:value="1" calcext:value-type="float">
            <text:p>1</text:p>
          </table:table-cell>
          <table:table-cell office:value-type="float" office:value="54820.874" calcext:value-type="float">
            <text:p>54820,874</text:p>
          </table:table-cell>
          <table:table-cell office:value-type="float" office:value="1683" calcext:value-type="float">
            <text:p>1683</text:p>
          </table:table-cell>
          <table:table-cell office:value-type="float" office:value="12854" calcext:value-type="float">
            <text:p>12854</text:p>
          </table:table-cell>
          <table:table-cell office:value-type="float" office:value="17894" calcext:value-type="float">
            <text:p>17894</text:p>
          </table:table-cell>
          <table:table-cell office:value-type="float" office:value="51407" calcext:value-type="float">
            <text:p>51407</text:p>
          </table:table-cell>
          <table:table-cell office:value-type="float" office:value="2875" calcext:value-type="float">
            <text:p>2875</text:p>
          </table:table-cell>
          <table:table-cell office:value-type="float" office:value="41288" calcext:value-type="float">
            <text:p>41288</text:p>
          </table:table-cell>
          <table:table-cell office:value-type="float" office:value="1351" calcext:value-type="float">
            <text:p>1351</text:p>
          </table:table-cell>
          <table:table-cell office:value-type="float" office:value="82889" calcext:value-type="float">
            <text:p>82889</text:p>
          </table:table-cell>
          <table:table-cell office:value-type="float" office:value="21254" calcext:value-type="float">
            <text:p>21254</text:p>
          </table:table-cell>
          <table:table-cell office:value-type="float" office:value="44464" calcext:value-type="float">
            <text:p>44464</text:p>
          </table:table-cell>
          <table:table-cell office:value-type="float" office:value="151444" calcext:value-type="float">
            <text:p>151444</text:p>
          </table:table-cell>
        </table:table-row>
        <table:table-row table:style-name="ro1">
          <table:table-cell office:value-type="float" office:value="117.342" calcext:value-type="float">
            <text:p>117,342</text:p>
          </table:table-cell>
          <table:table-cell office:value-type="float" office:value="32973.928" calcext:value-type="float">
            <text:p>32973,928</text:p>
          </table:table-cell>
          <table:table-cell office:value-type="float" office:value="239.735" calcext:value-type="float">
            <text:p>239,735</text:p>
          </table:table-cell>
          <table:table-cell office:value-type="float" office:value="19940.752" calcext:value-type="float">
            <text:p>19940,752</text:p>
          </table:table-cell>
          <table:table-cell office:value-type="float" office:value="17.109" calcext:value-type="float">
            <text:p>17,109</text:p>
          </table:table-cell>
          <table:table-cell office:value-type="float" office:value="2" calcext:value-type="float">
            <text:p>2</text:p>
          </table:table-cell>
          <table:table-cell office:value-type="float" office:value="53415.813" calcext:value-type="float">
            <text:p>53415,813</text:p>
          </table:table-cell>
          <table:table-cell office:value-type="float" office:value="1683" calcext:value-type="float">
            <text:p>1683</text:p>
          </table:table-cell>
          <table:table-cell office:value-type="float" office:value="12854" calcext:value-type="float">
            <text:p>12854</text:p>
          </table:table-cell>
          <table:table-cell office:value-type="float" office:value="17894" calcext:value-type="float">
            <text:p>17894</text:p>
          </table:table-cell>
          <table:table-cell office:value-type="float" office:value="51407" calcext:value-type="float">
            <text:p>51407</text:p>
          </table:table-cell>
          <table:table-cell office:value-type="float" office:value="2875" calcext:value-type="float">
            <text:p>2875</text:p>
          </table:table-cell>
          <table:table-cell office:value-type="float" office:value="41288" calcext:value-type="float">
            <text:p>41288</text:p>
          </table:table-cell>
          <table:table-cell office:value-type="float" office:value="1351" calcext:value-type="float">
            <text:p>1351</text:p>
          </table:table-cell>
          <table:table-cell office:value-type="float" office:value="82889" calcext:value-type="float">
            <text:p>82889</text:p>
          </table:table-cell>
          <table:table-cell office:value-type="float" office:value="21254" calcext:value-type="float">
            <text:p>21254</text:p>
          </table:table-cell>
          <table:table-cell office:value-type="float" office:value="44464" calcext:value-type="float">
            <text:p>44464</text:p>
          </table:table-cell>
          <table:table-cell office:value-type="float" office:value="151444" calcext:value-type="float">
            <text:p>151444</text:p>
          </table:table-cell>
        </table:table-row>
        <table:table-row table:style-name="ro1">
          <table:table-cell office:value-type="float" office:value="128.383" calcext:value-type="float">
            <text:p>128,383</text:p>
          </table:table-cell>
          <table:table-cell office:value-type="float" office:value="33990.607" calcext:value-type="float">
            <text:p>33990,607</text:p>
          </table:table-cell>
          <table:table-cell office:value-type="float" office:value="243.043" calcext:value-type="float">
            <text:p>243,043</text:p>
          </table:table-cell>
          <table:table-cell office:value-type="float" office:value="19579.848" calcext:value-type="float">
            <text:p>19579,848</text:p>
          </table:table-cell>
          <table:table-cell office:value-type="float" office:value="20.826" calcext:value-type="float">
            <text:p>20,826</text:p>
          </table:table-cell>
          <table:table-cell office:value-type="float" office:value="3" calcext:value-type="float">
            <text:p>3</text:p>
          </table:table-cell>
          <table:table-cell office:value-type="float" office:value="54078.287" calcext:value-type="float">
            <text:p>54078,287</text:p>
          </table:table-cell>
          <table:table-cell office:value-type="float" office:value="1683" calcext:value-type="float">
            <text:p>1683</text:p>
          </table:table-cell>
          <table:table-cell office:value-type="float" office:value="12854" calcext:value-type="float">
            <text:p>12854</text:p>
          </table:table-cell>
          <table:table-cell office:value-type="float" office:value="17894" calcext:value-type="float">
            <text:p>17894</text:p>
          </table:table-cell>
          <table:table-cell office:value-type="float" office:value="51407" calcext:value-type="float">
            <text:p>51407</text:p>
          </table:table-cell>
          <table:table-cell office:value-type="float" office:value="2875" calcext:value-type="float">
            <text:p>2875</text:p>
          </table:table-cell>
          <table:table-cell office:value-type="float" office:value="41288" calcext:value-type="float">
            <text:p>41288</text:p>
          </table:table-cell>
          <table:table-cell office:value-type="float" office:value="1351" calcext:value-type="float">
            <text:p>1351</text:p>
          </table:table-cell>
          <table:table-cell office:value-type="float" office:value="82889" calcext:value-type="float">
            <text:p>82889</text:p>
          </table:table-cell>
          <table:table-cell office:value-type="float" office:value="21254" calcext:value-type="float">
            <text:p>21254</text:p>
          </table:table-cell>
          <table:table-cell office:value-type="float" office:value="44464" calcext:value-type="float">
            <text:p>44464</text:p>
          </table:table-cell>
          <table:table-cell office:value-type="float" office:value="151444" calcext:value-type="float">
            <text:p>151444</text:p>
          </table:table-cell>
        </table:table-row>
        <table:table-row table:style-name="ro1">
          <table:table-cell office:value-type="float" office:value="114.54" calcext:value-type="float">
            <text:p>114,54</text:p>
          </table:table-cell>
          <table:table-cell office:value-type="float" office:value="34061.617" calcext:value-type="float">
            <text:p>34061,617</text:p>
          </table:table-cell>
          <table:table-cell office:value-type="float" office:value="239.814" calcext:value-type="float">
            <text:p>239,814</text:p>
          </table:table-cell>
          <table:table-cell office:value-type="float" office:value="19847.177" calcext:value-type="float">
            <text:p>19847,177</text:p>
          </table:table-cell>
          <table:table-cell office:value-type="float" office:value="18.728" calcext:value-type="float">
            <text:p>18,728</text:p>
          </table:table-cell>
          <table:table-cell office:value-type="float" office:value="4" calcext:value-type="float">
            <text:p>4</text:p>
          </table:table-cell>
          <table:table-cell office:value-type="float" office:value="54398.524" calcext:value-type="float">
            <text:p>54398,524</text:p>
          </table:table-cell>
          <table:table-cell office:value-type="float" office:value="1683" calcext:value-type="float">
            <text:p>1683</text:p>
          </table:table-cell>
          <table:table-cell office:value-type="float" office:value="12854" calcext:value-type="float">
            <text:p>12854</text:p>
          </table:table-cell>
          <table:table-cell office:value-type="float" office:value="17894" calcext:value-type="float">
            <text:p>17894</text:p>
          </table:table-cell>
          <table:table-cell office:value-type="float" office:value="51407" calcext:value-type="float">
            <text:p>51407</text:p>
          </table:table-cell>
          <table:table-cell office:value-type="float" office:value="2875" calcext:value-type="float">
            <text:p>2875</text:p>
          </table:table-cell>
          <table:table-cell office:value-type="float" office:value="41288" calcext:value-type="float">
            <text:p>41288</text:p>
          </table:table-cell>
          <table:table-cell office:value-type="float" office:value="1351" calcext:value-type="float">
            <text:p>1351</text:p>
          </table:table-cell>
          <table:table-cell office:value-type="float" office:value="82889" calcext:value-type="float">
            <text:p>82889</text:p>
          </table:table-cell>
          <table:table-cell office:value-type="float" office:value="21254" calcext:value-type="float">
            <text:p>21254</text:p>
          </table:table-cell>
          <table:table-cell office:value-type="float" office:value="44464" calcext:value-type="float">
            <text:p>44464</text:p>
          </table:table-cell>
          <table:table-cell office:value-type="float" office:value="151444" calcext:value-type="float">
            <text:p>151444</text:p>
          </table:table-cell>
        </table:table-row>
        <table:table-row table:style-name="ro1">
          <table:table-cell table:formula="of:=AVERAGE([.A11:.A15])" office:value-type="float" office:value="118.5926" calcext:value-type="float">
            <text:p>118,5926</text:p>
          </table:table-cell>
          <table:table-cell table:formula="of:=AVERAGE([.B11:.B15])" office:value-type="float" office:value="33922.9234" calcext:value-type="float">
            <text:p>33922,9234</text:p>
          </table:table-cell>
          <table:table-cell table:formula="of:=AVERAGE([.C11:.C15])" office:value-type="float" office:value="240.1458" calcext:value-type="float">
            <text:p>240,1458</text:p>
          </table:table-cell>
          <table:table-cell table:formula="of:=AVERAGE([.D11:.D15])" office:value-type="float" office:value="19822.9382" calcext:value-type="float">
            <text:p>19822,9382</text:p>
          </table:table-cell>
          <table:table-cell table:formula="of:=AVERAGE([.E11:.E15])" office:value-type="float" office:value="18.7512" calcext:value-type="float">
            <text:p>18,7512</text:p>
          </table:table-cell>
          <table:table-cell table:formula="of:=AVERAGE([.F11:.F15])" office:value-type="float" office:value="2" calcext:value-type="float">
            <text:p>2</text:p>
          </table:table-cell>
          <table:table-cell table:formula="of:=AVERAGE([.G11:.G15])" office:value-type="float" office:value="54245.6696" calcext:value-type="float">
            <text:p>54245,6696</text:p>
          </table:table-cell>
          <table:table-cell table:number-columns-repeated="11"/>
        </table:table-row>
        <table:table-row table:style-name="ro1">
          <table:table-cell table:style-name="ce1" table:formula="of:=[.A16]/[.$G16]" office:value-type="percentage" office:value="0.00218621321986594" calcext:value-type="percentage">
            <text:p>0,22 %</text:p>
          </table:table-cell>
          <table:table-cell table:style-name="ce1" table:formula="of:=[.B16]/[.$G16]" office:value-type="percentage" office:value="0.625357261697439" calcext:value-type="percentage">
            <text:p>62,54 %</text:p>
          </table:table-cell>
          <table:table-cell table:style-name="ce1" table:formula="of:=[.C16]/[.$G16]" office:value-type="percentage" office:value="0.00442700406817358" calcext:value-type="percentage">
            <text:p>0,44 %</text:p>
          </table:table-cell>
          <table:table-cell table:style-name="ce1" table:formula="of:=[.D16]/[.$G16]" office:value-type="percentage" office:value="0.365428952138882" calcext:value-type="percentage">
            <text:p>36,54 %</text:p>
          </table:table-cell>
          <table:table-cell table:style-name="ce1" table:formula="of:=[.E16]/[.$G16]" office:value-type="percentage" office:value="0.000345671832208335" calcext:value-type="percentage">
            <text:p>0,03 %</text:p>
          </table:table-cell>
          <table:table-cell table:style-name="ce1" table:formula="of:=[.F16]/[.$G16]" office:value-type="percentage" office:value="0.0000368693024668646" calcext:value-type="percentage">
            <text:p>0,00 %</text:p>
          </table:table-cell>
          <table:table-cell table:style-name="ce1" table:formula="of:=[.G16]/[.$G16]" office:value-type="percentage" office:value="1" calcext:value-type="percentage">
            <text:p>100,00 %</text:p>
          </table:table-cell>
          <table:table-cell table:style-name="ce1" table:formula="of:=[.B17]+[.D17]" office:value-type="percentage" office:value="0.990786213836321" calcext:value-type="percentage">
            <text:p>99,08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81.551" calcext:value-type="float">
            <text:p>81,551</text:p>
          </table:table-cell>
          <table:table-cell office:value-type="float" office:value="18678.54" calcext:value-type="float">
            <text:p>18678,54</text:p>
          </table:table-cell>
          <table:table-cell office:value-type="float" office:value="174.604" calcext:value-type="float">
            <text:p>174,604</text:p>
          </table:table-cell>
          <table:table-cell office:value-type="float" office:value="10250.902" calcext:value-type="float">
            <text:p>10250,902</text:p>
          </table:table-cell>
          <table:table-cell office:value-type="float" office:value="12.567" calcext:value-type="float">
            <text:p>12,567</text:p>
          </table:table-cell>
          <table:table-cell office:value-type="float" office:value="0" calcext:value-type="float">
            <text:p>0</text:p>
          </table:table-cell>
          <table:table-cell office:value-type="float" office:value="29280.803" calcext:value-type="float">
            <text:p>29280,803</text:p>
          </table:table-cell>
          <table:table-cell office:value-type="float" office:value="1204" calcext:value-type="float">
            <text:p>1204</text:p>
          </table:table-cell>
          <table:table-cell office:value-type="float" office:value="9273" calcext:value-type="float">
            <text:p>9273</text:p>
          </table:table-cell>
          <table:table-cell office:value-type="float" office:value="12858" calcext:value-type="float">
            <text:p>12858</text:p>
          </table:table-cell>
          <table:table-cell office:value-type="float" office:value="37065" calcext:value-type="float">
            <text:p>37065</text:p>
          </table:table-cell>
          <table:table-cell office:value-type="float" office:value="1759" calcext:value-type="float">
            <text:p>1759</text:p>
          </table:table-cell>
          <table:table-cell office:value-type="float" office:value="25281" calcext:value-type="float">
            <text:p>25281</text:p>
          </table:table-cell>
          <table:table-cell office:value-type="float" office:value="887" calcext:value-type="float">
            <text:p>887</text:p>
          </table:table-cell>
          <table:table-cell office:value-type="float" office:value="50719" calcext:value-type="float">
            <text:p>50719</text:p>
          </table:table-cell>
          <table:table-cell office:value-type="float" office:value="14805" calcext:value-type="float">
            <text:p>14805</text:p>
          </table:table-cell>
          <table:table-cell office:value-type="float" office:value="31460" calcext:value-type="float">
            <text:p>31460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office:value-type="float" office:value="80.882" calcext:value-type="float">
            <text:p>80,882</text:p>
          </table:table-cell>
          <table:table-cell office:value-type="float" office:value="18779.569" calcext:value-type="float">
            <text:p>18779,569</text:p>
          </table:table-cell>
          <table:table-cell office:value-type="float" office:value="173.205" calcext:value-type="float">
            <text:p>173,205</text:p>
          </table:table-cell>
          <table:table-cell office:value-type="float" office:value="10414.355" calcext:value-type="float">
            <text:p>10414,355</text:p>
          </table:table-cell>
          <table:table-cell office:value-type="float" office:value="11.054" calcext:value-type="float">
            <text:p>11,054</text:p>
          </table:table-cell>
          <table:table-cell office:value-type="float" office:value="1" calcext:value-type="float">
            <text:p>1</text:p>
          </table:table-cell>
          <table:table-cell office:value-type="float" office:value="29538.17" calcext:value-type="float">
            <text:p>29538,17</text:p>
          </table:table-cell>
          <table:table-cell office:value-type="float" office:value="1204" calcext:value-type="float">
            <text:p>1204</text:p>
          </table:table-cell>
          <table:table-cell office:value-type="float" office:value="9273" calcext:value-type="float">
            <text:p>9273</text:p>
          </table:table-cell>
          <table:table-cell office:value-type="float" office:value="12858" calcext:value-type="float">
            <text:p>12858</text:p>
          </table:table-cell>
          <table:table-cell office:value-type="float" office:value="37065" calcext:value-type="float">
            <text:p>37065</text:p>
          </table:table-cell>
          <table:table-cell office:value-type="float" office:value="1759" calcext:value-type="float">
            <text:p>1759</text:p>
          </table:table-cell>
          <table:table-cell office:value-type="float" office:value="25281" calcext:value-type="float">
            <text:p>25281</text:p>
          </table:table-cell>
          <table:table-cell office:value-type="float" office:value="887" calcext:value-type="float">
            <text:p>887</text:p>
          </table:table-cell>
          <table:table-cell office:value-type="float" office:value="50719" calcext:value-type="float">
            <text:p>50719</text:p>
          </table:table-cell>
          <table:table-cell office:value-type="float" office:value="14805" calcext:value-type="float">
            <text:p>14805</text:p>
          </table:table-cell>
          <table:table-cell office:value-type="float" office:value="31460" calcext:value-type="float">
            <text:p>31460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office:value-type="float" office:value="85.122" calcext:value-type="float">
            <text:p>85,122</text:p>
          </table:table-cell>
          <table:table-cell office:value-type="float" office:value="18560.767" calcext:value-type="float">
            <text:p>18560,767</text:p>
          </table:table-cell>
          <table:table-cell office:value-type="float" office:value="170.597" calcext:value-type="float">
            <text:p>170,597</text:p>
          </table:table-cell>
          <table:table-cell office:value-type="float" office:value="10356.399" calcext:value-type="float">
            <text:p>10356,399</text:p>
          </table:table-cell>
          <table:table-cell office:value-type="float" office:value="10.559" calcext:value-type="float">
            <text:p>10,559</text:p>
          </table:table-cell>
          <table:table-cell office:value-type="float" office:value="2" calcext:value-type="float">
            <text:p>2</text:p>
          </table:table-cell>
          <table:table-cell office:value-type="float" office:value="29267.247" calcext:value-type="float">
            <text:p>29267,247</text:p>
          </table:table-cell>
          <table:table-cell office:value-type="float" office:value="1204" calcext:value-type="float">
            <text:p>1204</text:p>
          </table:table-cell>
          <table:table-cell office:value-type="float" office:value="9273" calcext:value-type="float">
            <text:p>9273</text:p>
          </table:table-cell>
          <table:table-cell office:value-type="float" office:value="12858" calcext:value-type="float">
            <text:p>12858</text:p>
          </table:table-cell>
          <table:table-cell office:value-type="float" office:value="37065" calcext:value-type="float">
            <text:p>37065</text:p>
          </table:table-cell>
          <table:table-cell office:value-type="float" office:value="1759" calcext:value-type="float">
            <text:p>1759</text:p>
          </table:table-cell>
          <table:table-cell office:value-type="float" office:value="25281" calcext:value-type="float">
            <text:p>25281</text:p>
          </table:table-cell>
          <table:table-cell office:value-type="float" office:value="887" calcext:value-type="float">
            <text:p>887</text:p>
          </table:table-cell>
          <table:table-cell office:value-type="float" office:value="50719" calcext:value-type="float">
            <text:p>50719</text:p>
          </table:table-cell>
          <table:table-cell office:value-type="float" office:value="14805" calcext:value-type="float">
            <text:p>14805</text:p>
          </table:table-cell>
          <table:table-cell office:value-type="float" office:value="31460" calcext:value-type="float">
            <text:p>31460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office:value-type="float" office:value="97.235" calcext:value-type="float">
            <text:p>97,235</text:p>
          </table:table-cell>
          <table:table-cell office:value-type="float" office:value="18341.595" calcext:value-type="float">
            <text:p>18341,595</text:p>
          </table:table-cell>
          <table:table-cell office:value-type="float" office:value="168.046" calcext:value-type="float">
            <text:p>168,046</text:p>
          </table:table-cell>
          <table:table-cell office:value-type="float" office:value="10125.425" calcext:value-type="float">
            <text:p>10125,425</text:p>
          </table:table-cell>
          <table:table-cell office:value-type="float" office:value="14.375" calcext:value-type="float">
            <text:p>14,375</text:p>
          </table:table-cell>
          <table:table-cell office:value-type="float" office:value="3" calcext:value-type="float">
            <text:p>3</text:p>
          </table:table-cell>
          <table:table-cell office:value-type="float" office:value="28820.149" calcext:value-type="float">
            <text:p>28820,149</text:p>
          </table:table-cell>
          <table:table-cell office:value-type="float" office:value="1204" calcext:value-type="float">
            <text:p>1204</text:p>
          </table:table-cell>
          <table:table-cell office:value-type="float" office:value="9273" calcext:value-type="float">
            <text:p>9273</text:p>
          </table:table-cell>
          <table:table-cell office:value-type="float" office:value="12858" calcext:value-type="float">
            <text:p>12858</text:p>
          </table:table-cell>
          <table:table-cell office:value-type="float" office:value="37065" calcext:value-type="float">
            <text:p>37065</text:p>
          </table:table-cell>
          <table:table-cell office:value-type="float" office:value="1759" calcext:value-type="float">
            <text:p>1759</text:p>
          </table:table-cell>
          <table:table-cell office:value-type="float" office:value="25281" calcext:value-type="float">
            <text:p>25281</text:p>
          </table:table-cell>
          <table:table-cell office:value-type="float" office:value="887" calcext:value-type="float">
            <text:p>887</text:p>
          </table:table-cell>
          <table:table-cell office:value-type="float" office:value="50719" calcext:value-type="float">
            <text:p>50719</text:p>
          </table:table-cell>
          <table:table-cell office:value-type="float" office:value="14805" calcext:value-type="float">
            <text:p>14805</text:p>
          </table:table-cell>
          <table:table-cell office:value-type="float" office:value="31460" calcext:value-type="float">
            <text:p>31460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office:value-type="float" office:value="78.594" calcext:value-type="float">
            <text:p>78,594</text:p>
          </table:table-cell>
          <table:table-cell office:value-type="float" office:value="18083.44" calcext:value-type="float">
            <text:p>18083,44</text:p>
          </table:table-cell>
          <table:table-cell office:value-type="float" office:value="166.639" calcext:value-type="float">
            <text:p>166,639</text:p>
          </table:table-cell>
          <table:table-cell office:value-type="float" office:value="10081.256" calcext:value-type="float">
            <text:p>10081,256</text:p>
          </table:table-cell>
          <table:table-cell office:value-type="float" office:value="10.883" calcext:value-type="float">
            <text:p>10,883</text:p>
          </table:table-cell>
          <table:table-cell office:value-type="float" office:value="4" calcext:value-type="float">
            <text:p>4</text:p>
          </table:table-cell>
          <table:table-cell office:value-type="float" office:value="28495.308" calcext:value-type="float">
            <text:p>28495,308</text:p>
          </table:table-cell>
          <table:table-cell office:value-type="float" office:value="1204" calcext:value-type="float">
            <text:p>1204</text:p>
          </table:table-cell>
          <table:table-cell office:value-type="float" office:value="9273" calcext:value-type="float">
            <text:p>9273</text:p>
          </table:table-cell>
          <table:table-cell office:value-type="float" office:value="12858" calcext:value-type="float">
            <text:p>12858</text:p>
          </table:table-cell>
          <table:table-cell office:value-type="float" office:value="37065" calcext:value-type="float">
            <text:p>37065</text:p>
          </table:table-cell>
          <table:table-cell office:value-type="float" office:value="1759" calcext:value-type="float">
            <text:p>1759</text:p>
          </table:table-cell>
          <table:table-cell office:value-type="float" office:value="25281" calcext:value-type="float">
            <text:p>25281</text:p>
          </table:table-cell>
          <table:table-cell office:value-type="float" office:value="887" calcext:value-type="float">
            <text:p>887</text:p>
          </table:table-cell>
          <table:table-cell office:value-type="float" office:value="50719" calcext:value-type="float">
            <text:p>50719</text:p>
          </table:table-cell>
          <table:table-cell office:value-type="float" office:value="14805" calcext:value-type="float">
            <text:p>14805</text:p>
          </table:table-cell>
          <table:table-cell office:value-type="float" office:value="31460" calcext:value-type="float">
            <text:p>31460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table:formula="of:=AVERAGE([.A20:.A24])" office:value-type="float" office:value="84.6768" calcext:value-type="float">
            <text:p>84,6768</text:p>
          </table:table-cell>
          <table:table-cell table:formula="of:=AVERAGE([.B20:.B24])" office:value-type="float" office:value="18488.7822" calcext:value-type="float">
            <text:p>18488,7822</text:p>
          </table:table-cell>
          <table:table-cell table:formula="of:=AVERAGE([.C20:.C24])" office:value-type="float" office:value="170.6182" calcext:value-type="float">
            <text:p>170,6182</text:p>
          </table:table-cell>
          <table:table-cell table:formula="of:=AVERAGE([.D20:.D24])" office:value-type="float" office:value="10245.6674" calcext:value-type="float">
            <text:p>10245,6674</text:p>
          </table:table-cell>
          <table:table-cell table:formula="of:=AVERAGE([.E20:.E24])" office:value-type="float" office:value="11.8876" calcext:value-type="float">
            <text:p>11,8876</text:p>
          </table:table-cell>
          <table:table-cell table:formula="of:=AVERAGE([.F20:.F24])" office:value-type="float" office:value="2" calcext:value-type="float">
            <text:p>2</text:p>
          </table:table-cell>
          <table:table-cell table:formula="of:=AVERAGE([.G20:.G24])" office:value-type="float" office:value="29080.3354" calcext:value-type="float">
            <text:p>29080,3354</text:p>
          </table:table-cell>
          <table:table-cell table:number-columns-repeated="11"/>
        </table:table-row>
        <table:table-row table:style-name="ro1">
          <table:table-cell table:style-name="ce1" table:formula="of:=[.A25]/[.$G25]" office:value-type="percentage" office:value="0.00291182336225737" calcext:value-type="percentage">
            <text:p>0,29 %</text:p>
          </table:table-cell>
          <table:table-cell table:style-name="ce1" table:formula="of:=[.B25]/[.$G25]" office:value-type="percentage" office:value="0.635782976560855" calcext:value-type="percentage">
            <text:p>63,58 %</text:p>
          </table:table-cell>
          <table:table-cell table:style-name="ce1" table:formula="of:=[.C25]/[.$G25]" office:value-type="percentage" office:value="0.00586713315555501" calcext:value-type="percentage">
            <text:p>0,59 %</text:p>
          </table:table-cell>
          <table:table-cell table:style-name="ce1" table:formula="of:=[.D25]/[.$G25]" office:value-type="percentage" office:value="0.352322875890902" calcext:value-type="percentage">
            <text:p>35,23 %</text:p>
          </table:table-cell>
          <table:table-cell table:style-name="ce1" table:formula="of:=[.E25]/[.$G25]" office:value-type="percentage" office:value="0.000408784831278115" calcext:value-type="percentage">
            <text:p>0,04 %</text:p>
          </table:table-cell>
          <table:table-cell table:style-name="ce1" table:formula="of:=[.F25]/[.$G25]" office:value-type="percentage" office:value="0.0000687749976913953" calcext:value-type="percentage">
            <text:p>0,01 %</text:p>
          </table:table-cell>
          <table:table-cell table:style-name="ce1" table:formula="of:=[.G25]/[.$G25]" office:value-type="percentage" office:value="1" calcext:value-type="percentage">
            <text:p>100,00 %</text:p>
          </table:table-cell>
          <table:table-cell table:style-name="ce1" table:formula="of:=[.B26]+[.D26]" office:value-type="percentage" office:value="0.988105852451757" calcext:value-type="percentage">
            <text:p>98,81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145.938" calcext:value-type="float">
            <text:p>145,938</text:p>
          </table:table-cell>
          <table:table-cell office:value-type="float" office:value="57204.462" calcext:value-type="float">
            <text:p>57204,462</text:p>
          </table:table-cell>
          <table:table-cell office:value-type="float" office:value="477.08" calcext:value-type="float">
            <text:p>477,08</text:p>
          </table:table-cell>
          <table:table-cell office:value-type="float" office:value="33164.273" calcext:value-type="float">
            <text:p>33164,273</text:p>
          </table:table-cell>
          <table:table-cell office:value-type="float" office:value="22.853" calcext:value-type="float">
            <text:p>22,853</text:p>
          </table:table-cell>
          <table:table-cell office:value-type="float" office:value="0" calcext:value-type="float">
            <text:p>0</text:p>
          </table:table-cell>
          <table:table-cell office:value-type="float" office:value="91181.267" calcext:value-type="float">
            <text:p>91181,267</text:p>
          </table:table-cell>
          <table:table-cell office:value-type="float" office:value="2169" calcext:value-type="float">
            <text:p>2169</text:p>
          </table:table-cell>
          <table:table-cell office:value-type="float" office:value="16290" calcext:value-type="float">
            <text:p>16290</text:p>
          </table:table-cell>
          <table:table-cell office:value-type="float" office:value="22801" calcext:value-type="float">
            <text:p>22801</text:p>
          </table:table-cell>
          <table:table-cell office:value-type="float" office:value="65164" calcext:value-type="float">
            <text:p>65164</text:p>
          </table:table-cell>
          <table:table-cell office:value-type="float" office:value="3755" calcext:value-type="float">
            <text:p>3755</text:p>
          </table:table-cell>
          <table:table-cell office:value-type="float" office:value="57552" calcext:value-type="float">
            <text:p>57552</text:p>
          </table:table-cell>
          <table:table-cell office:value-type="float" office:value="1745" calcext:value-type="float">
            <text:p>1745</text:p>
          </table:table-cell>
          <table:table-cell office:value-type="float" office:value="115615" calcext:value-type="float">
            <text:p>115615</text:p>
          </table:table-cell>
          <table:table-cell office:value-type="float" office:value="27181" calcext:value-type="float">
            <text:p>27181</text:p>
          </table:table-cell>
          <table:table-cell office:value-type="float" office:value="57978" calcext:value-type="float">
            <text:p>57978</text:p>
          </table:table-cell>
          <table:table-cell office:value-type="float" office:value="206394" calcext:value-type="float">
            <text:p>206394</text:p>
          </table:table-cell>
        </table:table-row>
        <table:table-row table:style-name="ro1">
          <table:table-cell office:value-type="float" office:value="146.49" calcext:value-type="float">
            <text:p>146,49</text:p>
          </table:table-cell>
          <table:table-cell office:value-type="float" office:value="57509.792" calcext:value-type="float">
            <text:p>57509,792</text:p>
          </table:table-cell>
          <table:table-cell office:value-type="float" office:value="319.419" calcext:value-type="float">
            <text:p>319,419</text:p>
          </table:table-cell>
          <table:table-cell office:value-type="float" office:value="33933.829" calcext:value-type="float">
            <text:p>33933,829</text:p>
          </table:table-cell>
          <table:table-cell office:value-type="float" office:value="20.566" calcext:value-type="float">
            <text:p>20,566</text:p>
          </table:table-cell>
          <table:table-cell office:value-type="float" office:value="1" calcext:value-type="float">
            <text:p>1</text:p>
          </table:table-cell>
          <table:table-cell office:value-type="float" office:value="92091.907" calcext:value-type="float">
            <text:p>92091,907</text:p>
          </table:table-cell>
          <table:table-cell office:value-type="float" office:value="2169" calcext:value-type="float">
            <text:p>2169</text:p>
          </table:table-cell>
          <table:table-cell office:value-type="float" office:value="16290" calcext:value-type="float">
            <text:p>16290</text:p>
          </table:table-cell>
          <table:table-cell office:value-type="float" office:value="22801" calcext:value-type="float">
            <text:p>22801</text:p>
          </table:table-cell>
          <table:table-cell office:value-type="float" office:value="65164" calcext:value-type="float">
            <text:p>65164</text:p>
          </table:table-cell>
          <table:table-cell office:value-type="float" office:value="3755" calcext:value-type="float">
            <text:p>3755</text:p>
          </table:table-cell>
          <table:table-cell office:value-type="float" office:value="57552" calcext:value-type="float">
            <text:p>57552</text:p>
          </table:table-cell>
          <table:table-cell office:value-type="float" office:value="1745" calcext:value-type="float">
            <text:p>1745</text:p>
          </table:table-cell>
          <table:table-cell office:value-type="float" office:value="115615" calcext:value-type="float">
            <text:p>115615</text:p>
          </table:table-cell>
          <table:table-cell office:value-type="float" office:value="27181" calcext:value-type="float">
            <text:p>27181</text:p>
          </table:table-cell>
          <table:table-cell office:value-type="float" office:value="57978" calcext:value-type="float">
            <text:p>57978</text:p>
          </table:table-cell>
          <table:table-cell office:value-type="float" office:value="206394" calcext:value-type="float">
            <text:p>206394</text:p>
          </table:table-cell>
        </table:table-row>
        <table:table-row table:style-name="ro1">
          <table:table-cell office:value-type="float" office:value="146.064" calcext:value-type="float">
            <text:p>146,064</text:p>
          </table:table-cell>
          <table:table-cell office:value-type="float" office:value="57639.383" calcext:value-type="float">
            <text:p>57639,383</text:p>
          </table:table-cell>
          <table:table-cell office:value-type="float" office:value="317.392" calcext:value-type="float">
            <text:p>317,392</text:p>
          </table:table-cell>
          <table:table-cell office:value-type="float" office:value="33682.307" calcext:value-type="float">
            <text:p>33682,307</text:p>
          </table:table-cell>
          <table:table-cell office:value-type="float" office:value="22.774" calcext:value-type="float">
            <text:p>22,774</text:p>
          </table:table-cell>
          <table:table-cell office:value-type="float" office:value="2" calcext:value-type="float">
            <text:p>2</text:p>
          </table:table-cell>
          <table:table-cell office:value-type="float" office:value="91975.204" calcext:value-type="float">
            <text:p>91975,204</text:p>
          </table:table-cell>
          <table:table-cell office:value-type="float" office:value="2169" calcext:value-type="float">
            <text:p>2169</text:p>
          </table:table-cell>
          <table:table-cell office:value-type="float" office:value="16290" calcext:value-type="float">
            <text:p>16290</text:p>
          </table:table-cell>
          <table:table-cell office:value-type="float" office:value="22801" calcext:value-type="float">
            <text:p>22801</text:p>
          </table:table-cell>
          <table:table-cell office:value-type="float" office:value="65164" calcext:value-type="float">
            <text:p>65164</text:p>
          </table:table-cell>
          <table:table-cell office:value-type="float" office:value="3755" calcext:value-type="float">
            <text:p>3755</text:p>
          </table:table-cell>
          <table:table-cell office:value-type="float" office:value="57552" calcext:value-type="float">
            <text:p>57552</text:p>
          </table:table-cell>
          <table:table-cell office:value-type="float" office:value="1745" calcext:value-type="float">
            <text:p>1745</text:p>
          </table:table-cell>
          <table:table-cell office:value-type="float" office:value="115615" calcext:value-type="float">
            <text:p>115615</text:p>
          </table:table-cell>
          <table:table-cell office:value-type="float" office:value="27181" calcext:value-type="float">
            <text:p>27181</text:p>
          </table:table-cell>
          <table:table-cell office:value-type="float" office:value="57978" calcext:value-type="float">
            <text:p>57978</text:p>
          </table:table-cell>
          <table:table-cell office:value-type="float" office:value="206394" calcext:value-type="float">
            <text:p>206394</text:p>
          </table:table-cell>
        </table:table-row>
        <table:table-row table:style-name="ro1">
          <table:table-cell office:value-type="float" office:value="158.356" calcext:value-type="float">
            <text:p>158,356</text:p>
          </table:table-cell>
          <table:table-cell office:value-type="float" office:value="57637.502" calcext:value-type="float">
            <text:p>57637,502</text:p>
          </table:table-cell>
          <table:table-cell office:value-type="float" office:value="322.616" calcext:value-type="float">
            <text:p>322,616</text:p>
          </table:table-cell>
          <table:table-cell office:value-type="float" office:value="33198.28" calcext:value-type="float">
            <text:p>33198,28</text:p>
          </table:table-cell>
          <table:table-cell office:value-type="float" office:value="24.381" calcext:value-type="float">
            <text:p>24,381</text:p>
          </table:table-cell>
          <table:table-cell office:value-type="float" office:value="3" calcext:value-type="float">
            <text:p>3</text:p>
          </table:table-cell>
          <table:table-cell office:value-type="float" office:value="91498.972" calcext:value-type="float">
            <text:p>91498,972</text:p>
          </table:table-cell>
          <table:table-cell office:value-type="float" office:value="2169" calcext:value-type="float">
            <text:p>2169</text:p>
          </table:table-cell>
          <table:table-cell office:value-type="float" office:value="16290" calcext:value-type="float">
            <text:p>16290</text:p>
          </table:table-cell>
          <table:table-cell office:value-type="float" office:value="22801" calcext:value-type="float">
            <text:p>22801</text:p>
          </table:table-cell>
          <table:table-cell office:value-type="float" office:value="65164" calcext:value-type="float">
            <text:p>65164</text:p>
          </table:table-cell>
          <table:table-cell office:value-type="float" office:value="3755" calcext:value-type="float">
            <text:p>3755</text:p>
          </table:table-cell>
          <table:table-cell office:value-type="float" office:value="57552" calcext:value-type="float">
            <text:p>57552</text:p>
          </table:table-cell>
          <table:table-cell office:value-type="float" office:value="1745" calcext:value-type="float">
            <text:p>1745</text:p>
          </table:table-cell>
          <table:table-cell office:value-type="float" office:value="115615" calcext:value-type="float">
            <text:p>115615</text:p>
          </table:table-cell>
          <table:table-cell office:value-type="float" office:value="27181" calcext:value-type="float">
            <text:p>27181</text:p>
          </table:table-cell>
          <table:table-cell office:value-type="float" office:value="57978" calcext:value-type="float">
            <text:p>57978</text:p>
          </table:table-cell>
          <table:table-cell office:value-type="float" office:value="206394" calcext:value-type="float">
            <text:p>206394</text:p>
          </table:table-cell>
        </table:table-row>
        <table:table-row table:style-name="ro1">
          <table:table-cell office:value-type="float" office:value="149.4" calcext:value-type="float">
            <text:p>149,4</text:p>
          </table:table-cell>
          <table:table-cell office:value-type="float" office:value="55620.874" calcext:value-type="float">
            <text:p>55620,874</text:p>
          </table:table-cell>
          <table:table-cell office:value-type="float" office:value="477.076" calcext:value-type="float">
            <text:p>477,076</text:p>
          </table:table-cell>
          <table:table-cell office:value-type="float" office:value="33346.295" calcext:value-type="float">
            <text:p>33346,295</text:p>
          </table:table-cell>
          <table:table-cell office:value-type="float" office:value="22.363" calcext:value-type="float">
            <text:p>22,363</text:p>
          </table:table-cell>
          <table:table-cell office:value-type="float" office:value="4" calcext:value-type="float">
            <text:p>4</text:p>
          </table:table-cell>
          <table:table-cell office:value-type="float" office:value="89772.296" calcext:value-type="float">
            <text:p>89772,296</text:p>
          </table:table-cell>
          <table:table-cell office:value-type="float" office:value="2169" calcext:value-type="float">
            <text:p>2169</text:p>
          </table:table-cell>
          <table:table-cell office:value-type="float" office:value="16290" calcext:value-type="float">
            <text:p>16290</text:p>
          </table:table-cell>
          <table:table-cell office:value-type="float" office:value="22801" calcext:value-type="float">
            <text:p>22801</text:p>
          </table:table-cell>
          <table:table-cell office:value-type="float" office:value="65164" calcext:value-type="float">
            <text:p>65164</text:p>
          </table:table-cell>
          <table:table-cell office:value-type="float" office:value="3755" calcext:value-type="float">
            <text:p>3755</text:p>
          </table:table-cell>
          <table:table-cell office:value-type="float" office:value="57552" calcext:value-type="float">
            <text:p>57552</text:p>
          </table:table-cell>
          <table:table-cell office:value-type="float" office:value="1745" calcext:value-type="float">
            <text:p>1745</text:p>
          </table:table-cell>
          <table:table-cell office:value-type="float" office:value="115615" calcext:value-type="float">
            <text:p>115615</text:p>
          </table:table-cell>
          <table:table-cell office:value-type="float" office:value="27181" calcext:value-type="float">
            <text:p>27181</text:p>
          </table:table-cell>
          <table:table-cell office:value-type="float" office:value="57978" calcext:value-type="float">
            <text:p>57978</text:p>
          </table:table-cell>
          <table:table-cell office:value-type="float" office:value="206394" calcext:value-type="float">
            <text:p>206394</text:p>
          </table:table-cell>
        </table:table-row>
        <table:table-row table:style-name="ro1">
          <table:table-cell table:formula="of:=AVERAGE([.A29:.A33])" office:value-type="float" office:value="149.2496" calcext:value-type="float">
            <text:p>149,2496</text:p>
          </table:table-cell>
          <table:table-cell table:formula="of:=AVERAGE([.B29:.B33])" office:value-type="float" office:value="57122.4026" calcext:value-type="float">
            <text:p>57122,4026</text:p>
          </table:table-cell>
          <table:table-cell table:formula="of:=AVERAGE([.C29:.C33])" office:value-type="float" office:value="382.7166" calcext:value-type="float">
            <text:p>382,7166</text:p>
          </table:table-cell>
          <table:table-cell table:formula="of:=AVERAGE([.D29:.D33])" office:value-type="float" office:value="33464.9968" calcext:value-type="float">
            <text:p>33464,9968</text:p>
          </table:table-cell>
          <table:table-cell table:formula="of:=AVERAGE([.E29:.E33])" office:value-type="float" office:value="22.5874" calcext:value-type="float">
            <text:p>22,5874</text:p>
          </table:table-cell>
          <table:table-cell table:formula="of:=AVERAGE([.F29:.F33])" office:value-type="float" office:value="2" calcext:value-type="float">
            <text:p>2</text:p>
          </table:table-cell>
          <table:table-cell table:formula="of:=AVERAGE([.G29:.G33])" office:value-type="float" office:value="91303.9292" calcext:value-type="float">
            <text:p>91303,9292</text:p>
          </table:table-cell>
          <table:table-cell table:number-columns-repeated="11"/>
        </table:table-row>
        <table:table-row table:style-name="ro1">
          <table:table-cell table:style-name="ce1" table:formula="of:=[.A34]/[.$G34]" office:value-type="percentage" office:value="0.00163464597096441" calcext:value-type="percentage">
            <text:p>0,16 %</text:p>
          </table:table-cell>
          <table:table-cell table:style-name="ce1" table:formula="of:=[.B34]/[.$G34]" office:value-type="percentage" office:value="0.625629182670487" calcext:value-type="percentage">
            <text:p>62,56 %</text:p>
          </table:table-cell>
          <table:table-cell table:style-name="ce1" table:formula="of:=[.C34]/[.$G34]" office:value-type="percentage" office:value="0.00419167721864044" calcext:value-type="percentage">
            <text:p>0,42 %</text:p>
          </table:table-cell>
          <table:table-cell table:style-name="ce1" table:formula="of:=[.D34]/[.$G34]" office:value-type="percentage" office:value="0.36652307401465" calcext:value-type="percentage">
            <text:p>36,65 %</text:p>
          </table:table-cell>
          <table:table-cell table:style-name="ce1" table:formula="of:=[.E34]/[.$G34]" office:value-type="percentage" office:value="0.000247386943781166" calcext:value-type="percentage">
            <text:p>0,02 %</text:p>
          </table:table-cell>
          <table:table-cell table:style-name="ce1" table:formula="of:=[.F34]/[.$G34]" office:value-type="percentage" office:value="0.0000219048623375126" calcext:value-type="percentage">
            <text:p>0,00 %</text:p>
          </table:table-cell>
          <table:table-cell table:style-name="ce1" table:formula="of:=[.G34]/[.$G34]" office:value-type="percentage" office:value="1" calcext:value-type="percentage">
            <text:p>100,00 %</text:p>
          </table:table-cell>
          <table:table-cell table:style-name="ce1" table:formula="of:=[.B35]+[.D35]" office:value-type="percentage" office:value="0.992152256685137" calcext:value-type="percentage">
            <text:p>99,22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238.407" calcext:value-type="float">
            <text:p>238,407</text:p>
          </table:table-cell>
          <table:table-cell office:value-type="float" office:value="146094.355" calcext:value-type="float">
            <text:p>146094,355</text:p>
          </table:table-cell>
          <table:table-cell office:value-type="float" office:value="510.593" calcext:value-type="float">
            <text:p>510,593</text:p>
          </table:table-cell>
          <table:table-cell office:value-type="float" office:value="70596.054" calcext:value-type="float">
            <text:p>70596,054</text:p>
          </table:table-cell>
          <table:table-cell office:value-type="float" office:value="26.872" calcext:value-type="float">
            <text:p>26,872</text:p>
          </table:table-cell>
          <table:table-cell office:value-type="float" office:value="0" calcext:value-type="float">
            <text:p>0</text:p>
          </table:table-cell>
          <table:table-cell office:value-type="float" office:value="217717.006" calcext:value-type="float">
            <text:p>217717,006</text:p>
          </table:table-cell>
          <table:table-cell office:value-type="float" office:value="3293" calcext:value-type="float">
            <text:p>3293</text:p>
          </table:table-cell>
          <table:table-cell office:value-type="float" office:value="24355" calcext:value-type="float">
            <text:p>24355</text:p>
          </table:table-cell>
          <table:table-cell office:value-type="float" office:value="34214" calcext:value-type="float">
            <text:p>34214</text:p>
          </table:table-cell>
          <table:table-cell office:value-type="float" office:value="97400" calcext:value-type="float">
            <text:p>97400</text:p>
          </table:table-cell>
          <table:table-cell office:value-type="float" office:value="6031" calcext:value-type="float">
            <text:p>6031</text:p>
          </table:table-cell>
          <table:table-cell office:value-type="float" office:value="89508" calcext:value-type="float">
            <text:p>89508</text:p>
          </table:table-cell>
          <table:table-cell office:value-type="float" office:value="2784" calcext:value-type="float">
            <text:p>2784</text:p>
          </table:table-cell>
          <table:table-cell office:value-type="float" office:value="180018" calcext:value-type="float">
            <text:p>180018</text:p>
          </table:table-cell>
          <table:table-cell office:value-type="float" office:value="40898" calcext:value-type="float">
            <text:p>40898</text:p>
          </table:table-cell>
          <table:table-cell office:value-type="float" office:value="90768" calcext:value-type="float">
            <text:p>90768</text:p>
          </table:table-cell>
          <table:table-cell office:value-type="float" office:value="316199" calcext:value-type="float">
            <text:p>316199</text:p>
          </table:table-cell>
        </table:table-row>
        <table:table-row table:style-name="ro1">
          <table:table-cell office:value-type="float" office:value="224.667" calcext:value-type="float">
            <text:p>224,667</text:p>
          </table:table-cell>
          <table:table-cell office:value-type="float" office:value="145108.293" calcext:value-type="float">
            <text:p>145108,293</text:p>
          </table:table-cell>
          <table:table-cell office:value-type="float" office:value="510.058" calcext:value-type="float">
            <text:p>510,058</text:p>
          </table:table-cell>
          <table:table-cell office:value-type="float" office:value="71264.539" calcext:value-type="float">
            <text:p>71264,539</text:p>
          </table:table-cell>
          <table:table-cell office:value-type="float" office:value="27.65" calcext:value-type="float">
            <text:p>27,65</text:p>
          </table:table-cell>
          <table:table-cell office:value-type="float" office:value="1" calcext:value-type="float">
            <text:p>1</text:p>
          </table:table-cell>
          <table:table-cell office:value-type="float" office:value="217377.981" calcext:value-type="float">
            <text:p>217377,981</text:p>
          </table:table-cell>
          <table:table-cell office:value-type="float" office:value="3293" calcext:value-type="float">
            <text:p>3293</text:p>
          </table:table-cell>
          <table:table-cell office:value-type="float" office:value="24355" calcext:value-type="float">
            <text:p>24355</text:p>
          </table:table-cell>
          <table:table-cell office:value-type="float" office:value="34214" calcext:value-type="float">
            <text:p>34214</text:p>
          </table:table-cell>
          <table:table-cell office:value-type="float" office:value="97400" calcext:value-type="float">
            <text:p>97400</text:p>
          </table:table-cell>
          <table:table-cell office:value-type="float" office:value="6031" calcext:value-type="float">
            <text:p>6031</text:p>
          </table:table-cell>
          <table:table-cell office:value-type="float" office:value="89508" calcext:value-type="float">
            <text:p>89508</text:p>
          </table:table-cell>
          <table:table-cell office:value-type="float" office:value="2784" calcext:value-type="float">
            <text:p>2784</text:p>
          </table:table-cell>
          <table:table-cell office:value-type="float" office:value="180018" calcext:value-type="float">
            <text:p>180018</text:p>
          </table:table-cell>
          <table:table-cell office:value-type="float" office:value="40898" calcext:value-type="float">
            <text:p>40898</text:p>
          </table:table-cell>
          <table:table-cell office:value-type="float" office:value="90768" calcext:value-type="float">
            <text:p>90768</text:p>
          </table:table-cell>
          <table:table-cell office:value-type="float" office:value="316199" calcext:value-type="float">
            <text:p>316199</text:p>
          </table:table-cell>
        </table:table-row>
        <table:table-row table:style-name="ro1">
          <table:table-cell office:value-type="float" office:value="223.081" calcext:value-type="float">
            <text:p>223,081</text:p>
          </table:table-cell>
          <table:table-cell office:value-type="float" office:value="146185.968" calcext:value-type="float">
            <text:p>146185,968</text:p>
          </table:table-cell>
          <table:table-cell office:value-type="float" office:value="521.398" calcext:value-type="float">
            <text:p>521,398</text:p>
          </table:table-cell>
          <table:table-cell office:value-type="float" office:value="71011.868" calcext:value-type="float">
            <text:p>71011,868</text:p>
          </table:table-cell>
          <table:table-cell office:value-type="float" office:value="27.495" calcext:value-type="float">
            <text:p>27,495</text:p>
          </table:table-cell>
          <table:table-cell office:value-type="float" office:value="2" calcext:value-type="float">
            <text:p>2</text:p>
          </table:table-cell>
          <table:table-cell office:value-type="float" office:value="218222.323" calcext:value-type="float">
            <text:p>218222,323</text:p>
          </table:table-cell>
          <table:table-cell office:value-type="float" office:value="3293" calcext:value-type="float">
            <text:p>3293</text:p>
          </table:table-cell>
          <table:table-cell office:value-type="float" office:value="24355" calcext:value-type="float">
            <text:p>24355</text:p>
          </table:table-cell>
          <table:table-cell office:value-type="float" office:value="34214" calcext:value-type="float">
            <text:p>34214</text:p>
          </table:table-cell>
          <table:table-cell office:value-type="float" office:value="97400" calcext:value-type="float">
            <text:p>97400</text:p>
          </table:table-cell>
          <table:table-cell office:value-type="float" office:value="6031" calcext:value-type="float">
            <text:p>6031</text:p>
          </table:table-cell>
          <table:table-cell office:value-type="float" office:value="89508" calcext:value-type="float">
            <text:p>89508</text:p>
          </table:table-cell>
          <table:table-cell office:value-type="float" office:value="2784" calcext:value-type="float">
            <text:p>2784</text:p>
          </table:table-cell>
          <table:table-cell office:value-type="float" office:value="180018" calcext:value-type="float">
            <text:p>180018</text:p>
          </table:table-cell>
          <table:table-cell office:value-type="float" office:value="40898" calcext:value-type="float">
            <text:p>40898</text:p>
          </table:table-cell>
          <table:table-cell office:value-type="float" office:value="90768" calcext:value-type="float">
            <text:p>90768</text:p>
          </table:table-cell>
          <table:table-cell office:value-type="float" office:value="316199" calcext:value-type="float">
            <text:p>316199</text:p>
          </table:table-cell>
        </table:table-row>
        <table:table-row table:style-name="ro1">
          <table:table-cell office:value-type="float" office:value="230.316" calcext:value-type="float">
            <text:p>230,316</text:p>
          </table:table-cell>
          <table:table-cell office:value-type="float" office:value="143912.412" calcext:value-type="float">
            <text:p>143912,412</text:p>
          </table:table-cell>
          <table:table-cell office:value-type="float" office:value="500.963" calcext:value-type="float">
            <text:p>500,963</text:p>
          </table:table-cell>
          <table:table-cell office:value-type="float" office:value="71315.29" calcext:value-type="float">
            <text:p>71315,29</text:p>
          </table:table-cell>
          <table:table-cell office:value-type="float" office:value="27.685" calcext:value-type="float">
            <text:p>27,685</text:p>
          </table:table-cell>
          <table:table-cell office:value-type="float" office:value="3" calcext:value-type="float">
            <text:p>3</text:p>
          </table:table-cell>
          <table:table-cell office:value-type="float" office:value="216220.271" calcext:value-type="float">
            <text:p>216220,271</text:p>
          </table:table-cell>
          <table:table-cell office:value-type="float" office:value="3293" calcext:value-type="float">
            <text:p>3293</text:p>
          </table:table-cell>
          <table:table-cell office:value-type="float" office:value="24355" calcext:value-type="float">
            <text:p>24355</text:p>
          </table:table-cell>
          <table:table-cell office:value-type="float" office:value="34214" calcext:value-type="float">
            <text:p>34214</text:p>
          </table:table-cell>
          <table:table-cell office:value-type="float" office:value="97400" calcext:value-type="float">
            <text:p>97400</text:p>
          </table:table-cell>
          <table:table-cell office:value-type="float" office:value="6031" calcext:value-type="float">
            <text:p>6031</text:p>
          </table:table-cell>
          <table:table-cell office:value-type="float" office:value="89508" calcext:value-type="float">
            <text:p>89508</text:p>
          </table:table-cell>
          <table:table-cell office:value-type="float" office:value="2784" calcext:value-type="float">
            <text:p>2784</text:p>
          </table:table-cell>
          <table:table-cell office:value-type="float" office:value="180018" calcext:value-type="float">
            <text:p>180018</text:p>
          </table:table-cell>
          <table:table-cell office:value-type="float" office:value="40898" calcext:value-type="float">
            <text:p>40898</text:p>
          </table:table-cell>
          <table:table-cell office:value-type="float" office:value="90768" calcext:value-type="float">
            <text:p>90768</text:p>
          </table:table-cell>
          <table:table-cell office:value-type="float" office:value="316199" calcext:value-type="float">
            <text:p>316199</text:p>
          </table:table-cell>
        </table:table-row>
        <table:table-row table:style-name="ro1">
          <table:table-cell office:value-type="float" office:value="220.083" calcext:value-type="float">
            <text:p>220,083</text:p>
          </table:table-cell>
          <table:table-cell office:value-type="float" office:value="147588.812" calcext:value-type="float">
            <text:p>147588,812</text:p>
          </table:table-cell>
          <table:table-cell office:value-type="float" office:value="506.929" calcext:value-type="float">
            <text:p>506,929</text:p>
          </table:table-cell>
          <table:table-cell office:value-type="float" office:value="70944.59" calcext:value-type="float">
            <text:p>70944,59</text:p>
          </table:table-cell>
          <table:table-cell office:value-type="float" office:value="28.789" calcext:value-type="float">
            <text:p>28,789</text:p>
          </table:table-cell>
          <table:table-cell office:value-type="float" office:value="4" calcext:value-type="float">
            <text:p>4</text:p>
          </table:table-cell>
          <table:table-cell office:value-type="float" office:value="219524.518" calcext:value-type="float">
            <text:p>219524,518</text:p>
          </table:table-cell>
          <table:table-cell office:value-type="float" office:value="3293" calcext:value-type="float">
            <text:p>3293</text:p>
          </table:table-cell>
          <table:table-cell office:value-type="float" office:value="24355" calcext:value-type="float">
            <text:p>24355</text:p>
          </table:table-cell>
          <table:table-cell office:value-type="float" office:value="34214" calcext:value-type="float">
            <text:p>34214</text:p>
          </table:table-cell>
          <table:table-cell office:value-type="float" office:value="97400" calcext:value-type="float">
            <text:p>97400</text:p>
          </table:table-cell>
          <table:table-cell office:value-type="float" office:value="6031" calcext:value-type="float">
            <text:p>6031</text:p>
          </table:table-cell>
          <table:table-cell office:value-type="float" office:value="89508" calcext:value-type="float">
            <text:p>89508</text:p>
          </table:table-cell>
          <table:table-cell office:value-type="float" office:value="2784" calcext:value-type="float">
            <text:p>2784</text:p>
          </table:table-cell>
          <table:table-cell office:value-type="float" office:value="180018" calcext:value-type="float">
            <text:p>180018</text:p>
          </table:table-cell>
          <table:table-cell office:value-type="float" office:value="40898" calcext:value-type="float">
            <text:p>40898</text:p>
          </table:table-cell>
          <table:table-cell office:value-type="float" office:value="90768" calcext:value-type="float">
            <text:p>90768</text:p>
          </table:table-cell>
          <table:table-cell office:value-type="float" office:value="316199" calcext:value-type="float">
            <text:p>316199</text:p>
          </table:table-cell>
        </table:table-row>
        <table:table-row table:style-name="ro1">
          <table:table-cell table:formula="of:=AVERAGE([.A38:.A42])" office:value-type="float" office:value="227.3108" calcext:value-type="float">
            <text:p>227,3108</text:p>
          </table:table-cell>
          <table:table-cell table:formula="of:=AVERAGE([.B38:.B42])" office:value-type="float" office:value="145777.968" calcext:value-type="float">
            <text:p>145777,968</text:p>
          </table:table-cell>
          <table:table-cell table:formula="of:=AVERAGE([.C38:.C42])" office:value-type="float" office:value="509.9882" calcext:value-type="float">
            <text:p>509,9882</text:p>
          </table:table-cell>
          <table:table-cell table:formula="of:=AVERAGE([.D38:.D42])" office:value-type="float" office:value="71026.4682" calcext:value-type="float">
            <text:p>71026,4682</text:p>
          </table:table-cell>
          <table:table-cell table:formula="of:=AVERAGE([.E38:.E42])" office:value-type="float" office:value="27.6982" calcext:value-type="float">
            <text:p>27,6982</text:p>
          </table:table-cell>
          <table:table-cell table:formula="of:=AVERAGE([.F38:.F42])" office:value-type="float" office:value="2" calcext:value-type="float">
            <text:p>2</text:p>
          </table:table-cell>
          <table:table-cell table:formula="of:=AVERAGE([.G38:.G42])" office:value-type="float" office:value="217812.4198" calcext:value-type="float">
            <text:p>217812,4198</text:p>
          </table:table-cell>
          <table:table-cell table:number-columns-repeated="11"/>
        </table:table-row>
        <table:table-row table:style-name="ro1">
          <table:table-cell table:style-name="ce1" table:formula="of:=[.A43]/[.$G43]" office:value-type="percentage" office:value="0.00104360807436381" calcext:value-type="percentage">
            <text:p>0,10 %</text:p>
          </table:table-cell>
          <table:table-cell table:style-name="ce1" table:formula="of:=[.B43]/[.$G43]" office:value-type="percentage" office:value="0.66928216551589" calcext:value-type="percentage">
            <text:p>66,93 %</text:p>
          </table:table-cell>
          <table:table-cell table:style-name="ce1" table:formula="of:=[.C43]/[.$G43]" office:value-type="percentage" office:value="0.00234141010172093" calcext:value-type="percentage">
            <text:p>0,23 %</text:p>
          </table:table-cell>
          <table:table-cell table:style-name="ce1" table:formula="of:=[.D43]/[.$G43]" office:value-type="percentage" office:value="0.326090074501803" calcext:value-type="percentage">
            <text:p>32,61 %</text:p>
          </table:table-cell>
          <table:table-cell table:style-name="ce1" table:formula="of:=[.E43]/[.$G43]" office:value-type="percentage" office:value="0.000127165383982388" calcext:value-type="percentage">
            <text:p>0,01 %</text:p>
          </table:table-cell>
          <table:table-cell table:style-name="ce1" table:formula="of:=[.F43]/[.$G43]" office:value-type="percentage" office:value="0.00000918221285010489" calcext:value-type="percentage">
            <text:p>0,00 %</text:p>
          </table:table-cell>
          <table:table-cell table:style-name="ce1" table:formula="of:=[.G43]/[.$G43]" office:value-type="percentage" office:value="1" calcext:value-type="percentage">
            <text:p>100,00 %</text:p>
          </table:table-cell>
          <table:table-cell table:style-name="ce1" table:formula="of:=[.B44]+[.D44]" office:value-type="percentage" office:value="0.995372240017693" calcext:value-type="percentage">
            <text:p>99,54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315.434" calcext:value-type="float">
            <text:p>315,434</text:p>
          </table:table-cell>
          <table:table-cell office:value-type="float" office:value="304663.632" calcext:value-type="float">
            <text:p>304663,632</text:p>
          </table:table-cell>
          <table:table-cell office:value-type="float" office:value="697.846" calcext:value-type="float">
            <text:p>697,846</text:p>
          </table:table-cell>
          <table:table-cell office:value-type="float" office:value="119869.313" calcext:value-type="float">
            <text:p>119869,313</text:p>
          </table:table-cell>
          <table:table-cell office:value-type="float" office:value="58.801" calcext:value-type="float">
            <text:p>58,801</text:p>
          </table:table-cell>
          <table:table-cell office:value-type="float" office:value="0" calcext:value-type="float">
            <text:p>0</text:p>
          </table:table-cell>
          <table:table-cell office:value-type="float" office:value="425940.652" calcext:value-type="float">
            <text:p>425940,65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</table:table-row>
        <table:table-row table:style-name="ro1">
          <table:table-cell office:value-type="float" office:value="289.729" calcext:value-type="float">
            <text:p>289,729</text:p>
          </table:table-cell>
          <table:table-cell office:value-type="float" office:value="310054.813" calcext:value-type="float">
            <text:p>310054,813</text:p>
          </table:table-cell>
          <table:table-cell office:value-type="float" office:value="670.007" calcext:value-type="float">
            <text:p>670,007</text:p>
          </table:table-cell>
          <table:table-cell office:value-type="float" office:value="118677.535" calcext:value-type="float">
            <text:p>118677,535</text:p>
          </table:table-cell>
          <table:table-cell office:value-type="float" office:value="62.138" calcext:value-type="float">
            <text:p>62,138</text:p>
          </table:table-cell>
          <table:table-cell office:value-type="float" office:value="1" calcext:value-type="float">
            <text:p>1</text:p>
          </table:table-cell>
          <table:table-cell office:value-type="float" office:value="430068.754" calcext:value-type="float">
            <text:p>430068,75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</table:table-row>
        <table:table-row table:style-name="ro1">
          <table:table-cell office:value-type="float" office:value="300.177" calcext:value-type="float">
            <text:p>300,177</text:p>
          </table:table-cell>
          <table:table-cell office:value-type="float" office:value="313280.372" calcext:value-type="float">
            <text:p>313280,372</text:p>
          </table:table-cell>
          <table:table-cell office:value-type="float" office:value="674.754" calcext:value-type="float">
            <text:p>674,754</text:p>
          </table:table-cell>
          <table:table-cell office:value-type="float" office:value="119609.344" calcext:value-type="float">
            <text:p>119609,344</text:p>
          </table:table-cell>
          <table:table-cell office:value-type="float" office:value="31.838" calcext:value-type="float">
            <text:p>31,838</text:p>
          </table:table-cell>
          <table:table-cell office:value-type="float" office:value="2" calcext:value-type="float">
            <text:p>2</text:p>
          </table:table-cell>
          <table:table-cell office:value-type="float" office:value="434215.166" calcext:value-type="float">
            <text:p>434215,16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</table:table-row>
        <table:table-row table:style-name="ro1">
          <table:table-cell office:value-type="float" office:value="305.002" calcext:value-type="float">
            <text:p>305,002</text:p>
          </table:table-cell>
          <table:table-cell office:value-type="float" office:value="326625.753" calcext:value-type="float">
            <text:p>326625,753</text:p>
          </table:table-cell>
          <table:table-cell office:value-type="float" office:value="681.924" calcext:value-type="float">
            <text:p>681,924</text:p>
          </table:table-cell>
          <table:table-cell office:value-type="float" office:value="121789.324" calcext:value-type="float">
            <text:p>121789,324</text:p>
          </table:table-cell>
          <table:table-cell office:value-type="float" office:value="62.127" calcext:value-type="float">
            <text:p>62,127</text:p>
          </table:table-cell>
          <table:table-cell office:value-type="float" office:value="3" calcext:value-type="float">
            <text:p>3</text:p>
          </table:table-cell>
          <table:table-cell office:value-type="float" office:value="449773.191" calcext:value-type="float">
            <text:p>449773,19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</table:table-row>
        <table:table-row table:style-name="ro1">
          <table:table-cell office:value-type="float" office:value="290.653" calcext:value-type="float">
            <text:p>290,653</text:p>
          </table:table-cell>
          <table:table-cell office:value-type="float" office:value="324665.774" calcext:value-type="float">
            <text:p>324665,774</text:p>
          </table:table-cell>
          <table:table-cell office:value-type="float" office:value="710.906" calcext:value-type="float">
            <text:p>710,906</text:p>
          </table:table-cell>
          <table:table-cell office:value-type="float" office:value="120681.747" calcext:value-type="float">
            <text:p>120681,747</text:p>
          </table:table-cell>
          <table:table-cell office:value-type="float" office:value="56.798" calcext:value-type="float">
            <text:p>56,798</text:p>
          </table:table-cell>
          <table:table-cell office:value-type="float" office:value="4" calcext:value-type="float">
            <text:p>4</text:p>
          </table:table-cell>
          <table:table-cell office:value-type="float" office:value="446715.461" calcext:value-type="float">
            <text:p>446715,46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</table:table-row>
        <table:table-row table:style-name="ro1">
          <table:table-cell table:formula="of:=AVERAGE([.A47:.A51])" office:value-type="float" office:value="300.199" calcext:value-type="float">
            <text:p>300,199</text:p>
          </table:table-cell>
          <table:table-cell table:formula="of:=AVERAGE([.B47:.B51])" office:value-type="float" office:value="315858.0688" calcext:value-type="float">
            <text:p>315858,0688</text:p>
          </table:table-cell>
          <table:table-cell table:formula="of:=AVERAGE([.C47:.C51])" office:value-type="float" office:value="687.0874" calcext:value-type="float">
            <text:p>687,0874</text:p>
          </table:table-cell>
          <table:table-cell table:formula="of:=AVERAGE([.D47:.D51])" office:value-type="float" office:value="120125.4526" calcext:value-type="float">
            <text:p>120125,4526</text:p>
          </table:table-cell>
          <table:table-cell table:formula="of:=AVERAGE([.E47:.E51])" office:value-type="float" office:value="54.3404" calcext:value-type="float">
            <text:p>54,3404</text:p>
          </table:table-cell>
          <table:table-cell table:formula="of:=AVERAGE([.F47:.F51])" office:value-type="float" office:value="2" calcext:value-type="float">
            <text:p>2</text:p>
          </table:table-cell>
          <table:table-cell table:formula="of:=AVERAGE([.G47:.G51])" office:value-type="float" office:value="437342.6448" calcext:value-type="float">
            <text:p>437342,6448</text:p>
          </table:table-cell>
          <table:table-cell table:number-columns-repeated="11"/>
        </table:table-row>
        <table:table-row table:style-name="ro1">
          <table:table-cell table:style-name="ce1" table:formula="of:=[.A52]/[.$G52]" office:value-type="percentage" office:value="0.00068641602544221" calcext:value-type="percentage">
            <text:p>0,07 %</text:p>
          </table:table-cell>
          <table:table-cell table:style-name="ce1" table:formula="of:=[.B52]/[.$G52]" office:value-type="percentage" office:value="0.722221060661588" calcext:value-type="percentage">
            <text:p>72,22 %</text:p>
          </table:table-cell>
          <table:table-cell table:style-name="ce1" table:formula="of:=[.C52]/[.$G52]" office:value-type="percentage" office:value="0.00157105054393726" calcext:value-type="percentage">
            <text:p>0,16 %</text:p>
          </table:table-cell>
          <table:table-cell table:style-name="ce1" table:formula="of:=[.D52]/[.$G52]" office:value-type="percentage" office:value="0.274671253828755" calcext:value-type="percentage">
            <text:p>27,47 %</text:p>
          </table:table-cell>
          <table:table-cell table:style-name="ce1" table:formula="of:=[.E52]/[.$G52]" office:value-type="percentage" office:value="0.000124251317922244" calcext:value-type="percentage">
            <text:p>0,01 %</text:p>
          </table:table-cell>
          <table:table-cell table:style-name="ce1" table:formula="of:=[.F52]/[.$G52]" office:value-type="percentage" office:value="0.00000457307336428309" calcext:value-type="percentage">
            <text:p>0,00 %</text:p>
          </table:table-cell>
          <table:table-cell table:style-name="ce1" table:formula="of:=[.G52]/[.$G52]" office:value-type="percentage" office:value="1" calcext:value-type="percentage">
            <text:p>100,00 %</text:p>
          </table:table-cell>
          <table:table-cell table:style-name="ce1" table:formula="of:=[.B53]+[.D53]" office:value-type="percentage" office:value="0.996892314490343" calcext:value-type="percentage">
            <text:p>99,69 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0:20:18.630588295</dc:date>
    <meta:editing-duration>PT1H56S</meta:editing-duration>
    <meta:editing-cycles>1</meta:editing-cycles>
    <meta:document-statistic meta:table-count="1" meta:cell-count="738" meta:object-count="0"/>
    <meta:generator>LibreOffice/7.4.7.2$Linux_X86_64 LibreOffice_project/40$Build-2</meta:generator>
  </office:meta>
</office:document-meta>
</file>